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bold" style:font-weight-asian="bold" style:font-weight-complex="bold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e8e8e8"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</text:span><text:span text:style-name="T1">Things (IoT) </text:span><text:span text:style-name="T1">in Smart </text:span><text:span text:style-name="T1">Cities and </text:span><text:span text:style-name="T1">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</text:span><text:span text:style-name="T2">ural </text:span><text:span text:style-name="T2">net</text:span><text:span text:style-name="T2">wor</text:span><text:span text:style-name="T2">k </text:span><text:span text:style-name="T2">acc</text:span><text:span text:style-name="T2">eler</text:span><text:span text:style-name="T2">ato</text:span><text:span text:style-name="T2">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</text:span><text:span text:style-name="T3">on of </text:span><text:span text:style-name="T3">IoT and </text:span><text:span text:style-name="T3">TinyML: </text:span><text:span text:style-name="T3">Require</text:span><text:span text:style-name="T3">ments, </text:span><text:span text:style-name="T3">Accelera</text:span><text:span text:style-name="T3">tors, </text:span><text:span text:style-name="T3">and </text:span><text:span text:style-name="T3">Challen</text:span><text:span text:style-name="T3">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</text:span><text:span text:style-name="T4">s</text:span><text:span text:style-name="T4">p</text:span><text:span text:style-name="T4">ec</text:span><text:span text:style-name="T4">ts </text:span><text:span text:style-name="T4">fo</text:span><text:span text:style-name="T4">r </text:span><text:span text:style-name="T4">lo</text:span><text:span text:style-name="T4">n</text:span><text:span text:style-name="T4">g-</text:span><text:span text:style-name="T4">te</text:span><text:span text:style-name="T4">r</text:span><text:span text:style-name="T4">m </text:span><text:span text:style-name="T4">s</text:span><text:span text:style-name="T4">u</text:span><text:span text:style-name="T4">st</text:span><text:span text:style-name="T4">ai</text:span><text:span text:style-name="T4">n</text:span><text:span text:style-name="T4">a</text:span><text:span text:style-name="T4">bi</text:span><text:span text:style-name="T4">lit</text:span><text:span text:style-name="T4">y:</text:span></text:p>
            <text:p text:style-name="P8"><text:span text:style-name="T5"/></text:p>
            <text:list text:style-name="L2">
              <text:list-header>
                <text:p><text:span text:style-name="T6">E</text:span><text:span text:style-name="T6">n</text:span><text:span text:style-name="T6">e</text:span><text:span text:style-name="T6">r</text:span><text:span text:style-name="T6">g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r</text:span><text:span text:style-name="T6">e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 </text:span><text:span text:style-name="T6">e</text:span><text:span text:style-name="T6">f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c</text:span><text:span text:style-name="T6">y</text:span></text:p>
                <text:p><text:span text:style-name="T7"/></text:p>
                <text:p><text:span text:style-name="T8">Q</text:span><text:span text:style-name="T8">u</text:span><text:span text:style-name="T8">a</text:span><text:span text:style-name="T8">l</text:span><text:span text:style-name="T8">i</text:span><text:span text:style-name="T8">t</text:span><text:span text:style-name="T8">y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r</text:span><text:span text:style-name="T8">v</text:span><text:span text:style-name="T8">a</text:span><text:span text:style-name="T8">t</text:span><text:span text:style-name="T8">i</text:span><text:span text:style-name="T8">o</text:span><text:span text:style-name="T8">n</text:span></text:p>
                <text:p><text:span text:style-name="T8"/></text:p>
                <text:p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v</text:span><text:span text:style-name="T8">e</text:span><text:span text:style-name="T8">r</text:span><text:span text:style-name="T8">s</text:span><text:span text:style-name="T8">a</text:span><text:span text:style-name="T8">t</text:span><text:span text:style-name="T8">i</text:span><text:span text:style-name="T8">l</text:span><text:span text:style-name="T8">i</text:span><text:span text:style-name="T8">t</text:span><text:span text:style-name="T8">y</text:span></text:p>
                <text:p><text:span text:style-name="T8"/></text:p>
                <text:p><text:span text:style-name="T8">P</text:span><text:span text:style-name="T8">l</text:span><text:span text:style-name="T8">a</text:span><text:span text:style-name="T8">t</text:span><text:span text:style-name="T8">f</text:span><text:span text:style-name="T8">o</text:span><text:span text:style-name="T8">r</text:span><text:span text:style-name="T8">m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t</text:span><text:span text:style-name="T8">i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/text:p>
                <text:p><text:span text:style-name="T8"/></text:p>
                <text:p><text:span text:style-name="T9">O</text:span><text:span text:style-name="T9">n</text:span><text:span text:style-name="T9">-</text:span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 </text:span><text:span text:style-name="T9">t</text:span><text:span text:style-name="T9">r</text:span><text:span text:style-name="T9">a</text:span><text:span text:style-name="T9">i</text:span><text:span text:style-name="T9">n</text:span><text:span text:style-name="T9">i</text:span><text:span text:style-name="T9">n</text:span><text:span text:style-name="T9">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3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21:00.667896248</dc:date>
    <meta:editing-duration>PT2H58M38S</meta:editing-duration>
    <meta:editing-cycles>34</meta:editing-cycles>
    <meta:generator>LibreOffice/6.4.7.2$Linux_X86_64 LibreOffice_project/40$Build-2</meta:generator>
    <meta:document-statistic meta:object-count="5"/>
  </office:meta>
</office:document-meta>
</file>